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54"/>
          <table:covered-table-cell table:style-name="ce11"/>
          <table:covered-table-cell table:style-name="ce54"/>
          <table:covered-table-cell table:number-columns-repeated="2"/>
          <table:covered-table-cell table:style-name="ce54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4"/>
          <table:covered-table-cell table:number-columns-repeated="2"/>
          <table:covered-table-cell table:style-name="ce54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4"/>
          <table:covered-table-cell table:number-columns-repeated="2"/>
          <table:covered-table-cell table:style-name="ce54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 table:style-name="ce54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62901" calcext:value-type="float" table:number-columns-spanned="1" table:number-rows-spanned="2">
            <text:p>162901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159401" calcext:value-type="float" table:number-columns-spanned="1" table:number-rows-spanned="2">
            <text:p>159401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54"/>
          <table:covered-table-cell table:number-columns-repeated="2"/>
          <table:covered-table-cell table:style-name="ce54"/>
          <table:covered-table-cell table:style-name="ce25"/>
          <table:table-cell table:style-name="ce27"/>
          <table:covered-table-cell table:style-name="ce54"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54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/>
          <table:covered-table-cell table:style-name="ce54"/>
          <table:table-cell table:number-columns-repeated="2"/>
          <table:table-cell table:style-name="ce17" table:formula="of:=SUM([.C$1:.C$1048576])" office:value-type="float" office:value="19" calcext:value-type="float">
            <text:p>19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30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72" table:formula="of:=SUM([.U$1:.U$1048576])" office:value-type="float" office:value="180900" calcext:value-type="float" table:number-columns-spanned="2" table:number-rows-spanned="2">
            <text:p>18090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5990" calcext:value-type="float">
            <text:p>25990</text:p>
          </table:table-cell>
          <table:table-cell table:formula="of:=([.T16]*[.S16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23]*[.C23])" office:value-type="float" office:value="25990" calcext:value-type="float">
            <text:p>259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27]*[.S27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6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54"/>
        <table:table-column table:style-name="co9" table:default-cell-style-name="ce54"/>
        <table:table-column table:style-name="co10" table:number-columns-repeated="2" table:default-cell-style-name="ce54"/>
        <table:table-column table:style-name="co11" table:default-cell-style-name="ce91"/>
        <table:table-column table:style-name="co1" table:default-cell-style-name="Default"/>
        <table:table-column table:style-name="co1" table:default-cell-style-name="ce54"/>
        <table:table-column table:style-name="co12" table:default-cell-style-name="ce54"/>
        <table:table-column table:style-name="co13" table:default-cell-style-name="ce54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42"/>
          <table:table-cell table:style-name="ce50"/>
          <table:table-cell table:style-name="ce89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F004</text:p>
          </table:table-cell>
          <table:covered-table-cell table:style-name="ce87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47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5:31:23.819076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2T15:33:49.454814006</dc:date>
    <meta:editing-duration>PT21M7S</meta:editing-duration>
    <meta:editing-cycles>9</meta:editing-cycles>
    <meta:generator>LibreOffice/7.0.5.2$Linux_X86_64 LibreOffice_project/00$Build-2</meta:generator>
    <meta:document-statistic meta:table-count="2" meta:cell-count="276" meta:object-count="0"/>
  </office:meta>
</office:document-meta>
</file>